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fo:background-color="transparent" style:language-asian="zxx" style:country-asian="none" style:language-complex="zxx" style:country-complex="none"/>
    </style:style>
    <style:style style:name="P2" style:family="paragraph" style:parent-style-name="Standard">
      <style:paragraph-properties>
        <style:tab-stops>
          <style:tab-stop style:position="1.614cm"/>
          <style:tab-stop style:position="9.657cm"/>
        </style:tab-stops>
      </style:paragraph-properties>
      <style:text-properties fo:language="fr" fo:country="FR" fo:background-color="transparent" style:language-asian="zxx" style:country-asian="none" style:language-complex="zxx" style:country-complex="none"/>
    </style:style>
    <style:style style:name="P3" style:family="paragraph" style:parent-style-name="Standard">
      <style:paragraph-properties>
        <style:tab-stops>
          <style:tab-stop style:position="1.614cm"/>
          <style:tab-stop style:position="9.657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614cm"/>
          <style:tab-stop style:position="9.657cm"/>
        </style:tab-stops>
      </style:paragraph-properties>
      <style:text-properties style:text-line-through-style="none" fo:background-color="transparent"/>
    </style:style>
    <style:style style:name="P5" style:family="paragraph" style:parent-style-name="Standard" style:list-style-name="L1">
      <style:paragraph-properties>
        <style:tab-stops>
          <style:tab-stop style:position="1.614cm"/>
          <style:tab-stop style:position="9.657cm"/>
        </style:tab-stops>
      </style:paragraph-properties>
    </style:style>
    <style:style style:name="P6" style:family="paragraph" style:parent-style-name="Standard">
      <style:text-properties fo:language="fr" fo:country="FR" fo:background-color="transparent" style:language-asian="zxx" style:country-asian="none" style:language-complex="zxx" style:country-complex="none"/>
    </style:style>
    <style:style style:name="T1" style:family="text">
      <style:text-properties fo:language="fr" fo:country="FR"/>
    </style:style>
    <style:style style:name="T2" style:family="text">
      <style:text-properties fo:language="fr" fo:country="FR" fo:background-color="transparent" style:language-asian="zxx" style:country-asian="none" style:language-complex="zxx" style:country-complex="none"/>
    </style:style>
    <style:style style:name="T3" style:family="text">
      <style:text-properties fo:language="fr" fo:country="FR" style:language-asian="zxx" style:country-asian="none" style:language-complex="zxx" style:country-complex="none"/>
    </style:style>
    <style:style style:name="T4" style:family="text">
      <style:text-properties style:text-line-through-style="none" fo:language="fr" fo:country="FR" fo:background-color="transparent" style:language-asian="zxx" style:country-asian="none" style:language-complex="zxx" style:country-complex="none"/>
    </style:style>
    <style:style style:name="T5" style:family="text">
      <style:text-properties style:text-line-through-style="none" fo:background-color="transparen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0 = ~Oops the magician~</text:p>
      <text:p text:style-name="P1"><text:line-break/>@1 = ~Hello my lord. Looking for new abilities? You've come to the right person.~~Hello my lady. Looking for new abilities? You've come to the right person.~<text:line-break/><text:line-break/>@2 = ~New abilities? How does it work?~<text:line-break/><text:line-break/>@3 = ~Ho, it's very simple: bring me a spell scroll and I'll draw energy from it to give you the special ability to cast the corresponding spell once a day. It's not free of course: it will cost you 10,000 gold coins and 1,000 experience points per level of the desired spell. So, is there a spell you'd like to cast?~<text:line-break/><text:line-break/>@4 = ~Hello, I'd like you to transform a scroll into special ability.~<text:line-break/><text:line-break/>@5 = ~Okay, what spell are you thinking of?~<text:line-break/><text:line-break/>@6 = ~And that's it. Anything else?~<text:line-break/><text:line-break/>@7 = ~No thanks, I don't need your services anymore.~<text:line-break/><text:line-break/>@8 = ~Yes, I'd like you to transform a scroll into a<text:line-break/>special ability.~<text:line-break/></text:p>
      <text:p text:style-name="P1"/>
      <text:p text:style-name="P1">@10001 = ~The character has lost 1000 xp.~</text:p>
      <text:p text:style-name="P1">@10002 = ~The character has lost 2000 xp.~</text:p>
      <text:p text:style-name="P1">@10003 = ~The character has lost 3000 xp.~</text:p>
      <text:p text:style-name="P1">@10004 = ~The character has lost 4000 xp.~</text:p>
      <text:p text:style-name="P1">@10005 = ~The character has lost 5000 xp.~</text:p>
      <text:p text:style-name="P1">@10006 = ~The character has lost 6000 xp.~</text:p>
      <text:p text:style-name="P1">@10007 = ~The character has lost 7000 xp.~</text:p>
      <text:p text:style-name="P1">@10008 = ~The character has lost 8000 xp.~</text:p>
      <text:p text:style-name="P1">@10009 = ~The character has lost 9000 xp.~</text:p>
      <text:p text:style-name="P1"/>
      <text:p text:style-name="P1">@101 = ~I'd like to gain the ability Grease.~</text:p>
      <text:p text:style-name="P3"><text:span text:style-name="T2">@102 = ~I'd like to gain the ability </text:span>Armor<text:span text:style-name="T2">.~</text:span></text:p>
      <text:p text:style-name="P3"><text:span text:style-name="T2">@103 = ~I'd like to gain the ability Burning Hands.~</text:span></text:p>
      <text:p text:style-name="P3"><text:span text:style-name="T2">@104 = ~I'd like to gain the ability </text:span>Charm Person<text:span text:style-name="T2">.~</text:span></text:p>
      <text:p text:style-name="P3"><text:span text:style-name="T2">@105 = ~I'd like to gain the ability Color Spray.~</text:span></text:p>
      <text:p text:style-name="P3"><text:span text:style-name="T2">@106 = ~I'd like to gain the ability Blindness.~</text:span></text:p>
      <text:p text:style-name="P2">@107 = ~I'd like to gain the ability Friends.~</text:p>
      <text:p text:style-name="P3"><text:span text:style-name="T2">@108 = ~I'd like to gain the ability Protection From Petrification.~</text:span></text:p>
      <text:p text:style-name="P2">@111 = ~I'd like to gain the ability Infravision.~</text:p>
      <text:p text:style-name="P2">@112 = ~I'd like to gain the ability Magic Missile.~</text:p>
      <text:p text:style-name="P3"><text:span text:style-name="T2">@113 = ~I'd like to gain the ability Protection From Evil.~</text:span></text:p>
      <text:p text:style-name="P3"><text:span text:style-name="T2">@114 = ~I'd like to gain the ability Shield.~</text:span></text:p>
      <text:p text:style-name="P3"><text:span text:style-name="T2">@115 = ~I'd like to gain the ability Shocking Grasp.~</text:span></text:p>
      <text:p text:style-name="P3"><text:span text:style-name="T2">@116 = ~I'd like to gain the ability </text:span>Sleep<text:span text:style-name="T2">.~</text:span></text:p>
      <text:p text:style-name="P3"><text:span text:style-name="T2">@117 = ~I'd like to gain the ability Chill Touch.~</text:span></text:p>
      <text:p text:style-name="P3"><text:span text:style-name="T2">@118 = ~I'd like to gain the ability Chromatic Orb</text:span><text:tab/><text:span text:style-name="T2">.~</text:span></text:p>
      <text:p text:style-name="P3"><text:span text:style-name="T2">@119 = ~I'd like to gain the ability Larloch's Minor Drain.~</text:span></text:p>
      <text:p text:style-name="P3"><text:span text:style-name="T2">@120 = ~I'd like to gain the ability Reflected Image.~</text:span></text:p>
      <text:p text:style-name="P3"><text:soft-page-break/><text:span text:style-name="T2">@123 = ~I'd like to gain the ability Find Familiar.~</text:span></text:p>
      <text:p text:style-name="P3"><text:span text:style-name="T2">@125 = ~I'd like to gain the ability Spook.~</text:span></text:p>
      <text:p text:style-name="P3"><text:span text:style-name="T2">@201 = ~I'd like to gain the ability Blur.~</text:span></text:p>
      <text:p text:style-name="P3"><text:span text:style-name="T2">@202 = ~I'd like to gain the ability Detect Evil.~</text:span></text:p>
      <text:p text:style-name="P3"><text:span text:style-name="T2">@203 = ~I'd like to gain the ability Detect Invisibility.~</text:span></text:p>
      <text:p text:style-name="P3"><text:span text:style-name="T2">@205 = ~I'd like to gain the ability </text:span>Horror<text:span text:style-name="T2">.~</text:span></text:p>
      <text:p text:style-name="P3"><text:span text:style-name="T2">@206 = ~I'd like to gain the ability </text:span>Invisibility<text:span text:style-name="T2">.~</text:span></text:p>
      <text:p text:style-name="P3"><text:span text:style-name="T2">@207 = ~I'd like to gain the ability Knock.~</text:span></text:p>
      <text:p text:style-name="P3"><text:span text:style-name="T2">@208 = ~I'd like to gain the ability Know Alignment.~</text:span></text:p>
      <text:p text:style-name="P3"><text:span text:style-name="T2">@209 = ~I'd like to gain the ability Luck.~</text:span></text:p>
      <text:p text:style-name="P3"><text:span text:style-name="T2">@210 = ~I'd like to gain the ability Resist Fear.~</text:span></text:p>
      <text:p text:style-name="P2">@211 = ~I'd like to gain the ability Melf's Acid Arrow.~</text:p>
      <text:p text:style-name="P2">@212 = ~I'd like to gain the ability Mirror Image.~</text:p>
      <text:p text:style-name="P2">@213 = ~I'd like to gain the ability Stinking Cloudt.~</text:p>
      <text:p text:style-name="P3"><text:span text:style-name="T2">@214 = ~I'd like to gain the ability Strength.~</text:span></text:p>
      <text:p text:style-name="P3"><text:span text:style-name="T2">@215 = ~I'd like to gain the ability Web.~</text:span></text:p>
      <text:p text:style-name="P3"><text:span text:style-name="T2">@217 = ~I'd like to gain the ability Agannazar's Scorcher.~</text:span></text:p>
      <text:p text:style-name="P3"><text:span text:style-name="T2">@218 = ~I'd like to gain the ability G</text:span>oul Touch<text:span text:style-name="T2">.~</text:span></text:p>
      <text:p text:style-name="P3"><text:span text:style-name="T2">@219 = ~I'd like to gain the ability </text:span>Vocalize<text:span text:style-name="T2">.~</text:span></text:p>
      <text:p text:style-name="P3"><text:span text:style-name="T2">@220 = ~I'd like to gain the ability Power Word, Sleep.~</text:span></text:p>
      <text:p text:style-name="P3"><text:span text:style-name="T2">@221 = ~I'd like to gain the ability Ray of Enfeeblement.~</text:span></text:p>
      <text:p text:style-name="P3"><text:span text:style-name="T2">@223 = ~I'd like to gain the ability Deafness</text:span>é<text:span text:style-name="T2">.~</text:span></text:p>
      <text:p text:style-name="P3"><text:span text:style-name="T2">@224 = ~I'd like to gain the ability Glitterdust.~</text:span></text:p>
      <text:p text:style-name="P3"><text:span text:style-name="T4">@299 = ~I'd like to gain the ability Summon Cow.~</text:span></text:p>
      <text:p text:style-name="P3"><text:span text:style-name="T4">@301 = ~I'd like to gain the ability </text:span>Clairvoyance<text:span text:style-name="T2">.~</text:span></text:p>
      <text:p text:style-name="P3"><text:span text:style-name="T4">@302 = ~I'd like to gain the ability Remove Magic</text:span><text:span text:style-name="T2">.~</text:span></text:p>
      <text:p text:style-name="P3"><text:span text:style-name="T4">@303 = ~I'd like to gain the ability Flame Arrow</text:span><text:span text:style-name="T2">.~</text:span></text:p>
      <text:p text:style-name="P3"><text:span text:style-name="T4">@304 = ~I'd like to gain the ability Fireball</text:span><text:span text:style-name="T2">.~</text:span></text:p>
      <text:p text:style-name="P3"><text:span text:style-name="T4">@305 = ~I'd like to gain the ability </text:span>Haste<text:span text:style-name="T2">.~</text:span></text:p>
      <text:p text:style-name="P3"><text:span text:style-name="T4">@306 = ~I'd like to gain the ability Hold Person</text:span><text:span text:style-name="T2">.~</text:span></text:p>
      <text:p text:style-name="P3"><text:span text:style-name="T4">@307 = ~I'd like to gain the ability Invisibility, 10' Radius</text:span><text:span text:style-name="T2">.~</text:span></text:p>
      <text:p text:style-name="P3"><text:span text:style-name="T4">@308 = ~I'd like to gain the ability Lightning Bolt</text:span><text:span text:style-name="T2">.~</text:span></text:p>
      <text:p text:style-name="P3"><text:span text:style-name="T4">@309 = ~I'd like to gain the ability Monster Summoning I</text:span><text:span text:style-name="T2">.~</text:span></text:p>
      <text:p text:style-name="P3"><text:span text:style-name="T4">@310 = ~I'd like to gain the ability </text:span>Non-Detection<text:span text:style-name="T2">.~</text:span></text:p>
      <text:p text:style-name="P3"><text:span text:style-name="T4">@311 = ~I'd like to gain the ability Protection From Normal Missiles</text:span><text:span text:style-name="T2">.~</text:span></text:p>
      <text:p text:style-name="P3"><text:span text:style-name="T4">@312 = ~I'd like to gain the ability Slow</text:span><text:span text:style-name="T2">.~</text:span></text:p>
      <text:p text:style-name="P3"><text:span text:style-name="T4">@313 = ~I'd like to gain the ability Skull Trap</text:span><text:span text:style-name="T2">.~</text:span></text:p>
      <text:p text:style-name="P3"><text:span text:style-name="T4">@314 = ~I'd like to gain the ability Vampiric Touch</text:span><text:span text:style-name="T2">.~</text:span></text:p>
      <text:p text:style-name="P3"><text:span text:style-name="T4">@315 = ~I'd like to gain the ability Wraithform</text:span><text:span text:style-name="T2">.~</text:span></text:p>
      <text:p text:style-name="P3"><text:span text:style-name="T4">@316 = ~I'd like to gain the ability Dire Charm</text:span><text:span text:style-name="T2">.~</text:span></text:p>
      <text:p text:style-name="P3"><text:span text:style-name="T4">@317 = ~I'd like to gain the ability Ghost Armor</text:span><text:span text:style-name="T2">.~</text:span></text:p>
      <text:p text:style-name="P3"><text:span text:style-name="T4">@318 = ~I'd like to gain the ability Minor Spell Deflection</text:span><text:span text:style-name="T2">.~</text:span></text:p>
      <text:p text:style-name="P3"><text:span text:style-name="T4">@319 = ~I'd like to gain the ability Protection From Fire</text:span><text:span text:style-name="T2">.~</text:span></text:p>
      <text:p text:style-name="P3"><text:span text:style-name="T4">@320 = ~I'd like to gain the ability Protection From Cold</text:span><text:span text:style-name="T2">.~</text:span></text:p>
      <text:p text:style-name="P3"><text:span text:style-name="T4">@321 = ~I'd like to gain the ability Spell Thrust</text:span><text:span text:style-name="T2">.~</text:span></text:p>
      <text:p text:style-name="P3"><text:span text:style-name="T4">@322 = ~I'd like to gain the ability </text:span>Detect Illusion<text:span text:style-name="T2">.~</text:span></text:p>
      <text:p text:style-name="P3"><text:span text:style-name="T4">@324 = ~I'd like to gain the ability Hold Undead</text:span><text:span text:style-name="T2">.~</text:span></text:p>
      <text:p text:style-name="P3"><text:span text:style-name="T4">@325 = ~I'd like to gain the ability Melf's Minute Meteors</text:span><text:span text:style-name="T2">.~</text:span></text:p>
      <text:p text:style-name="P3"><text:span text:style-name="T4">@326 = ~I'd like to gain the ability Dispel Magic</text:span><text:span text:style-name="T2">.~</text:span></text:p>
      <text:p text:style-name="P3"><text:span text:style-name="T4">@401 = ~I'd like to gain the ability </text:span>Confusion<text:span text:style-name="T2">.~</text:span></text:p>
      <text:p text:style-name="P3"><text:span text:style-name="T4">@403 = ~I'd like to gain the ability Fire Shield (Blue)</text:span><text:span text:style-name="T2">.~</text:span></text:p>
      <text:p text:style-name="P3"><text:span text:style-name="T4">@404 = ~I'd like to gain the ability Ice Storm</text:span><text:span text:style-name="T2">.~</text:span></text:p>
      <text:p text:style-name="P3"><text:soft-page-break/><text:span text:style-name="T4">@405 = ~I'd like to gain the ability Improved Invisibility</text:span>.<text:span text:style-name="T2">~</text:span></text:p>
      <text:p text:style-name="P3"><text:span text:style-name="T4">@406 = ~I'd like to gain the ability Minor Globe of Invulnerability</text:span><text:span text:style-name="T2">.~</text:span></text:p>
      <text:p text:style-name="P3"><text:span text:style-name="T4">@407 = ~I'd like to gain the ability Monster Summoning II</text:span><text:span text:style-name="T2">.~</text:span></text:p>
      <text:p text:style-name="P3"><text:span text:style-name="T4">@408 = ~I'd like to gain the ability Stoneskin</text:span><text:span text:style-name="T2">.~</text:span></text:p>
      <text:p text:style-name="P3"><text:span text:style-name="T4">@409 = ~I'd like to gain the ability </text:span>Contagion<text:span text:style-name="T2">.~</text:span></text:p>
      <text:p text:style-name="P3"><text:span text:style-name="T4">@410 = ~I'd like to gain the ability Remove Curse</text:span><text:span text:style-name="T2">.~</text:span></text:p>
      <text:p text:style-name="P3"><text:span text:style-name="T4">@411 = ~I'd like to gain the ability Emotion: Hopelessness</text:span><text:span text:style-name="T2">.~</text:span></text:p>
      <text:p text:style-name="P3"><text:span text:style-name="T4">@412 = ~I'd like to gain the ability Greater Malison</text:span><text:span text:style-name="T2">.~</text:span></text:p>
      <text:p text:style-name="P3"><text:span text:style-name="T4">@413 = ~I'd like to gain the ability Otiluke's Resilient Sphere</text:span><text:span text:style-name="T2">.~</text:span></text:p>
      <text:p text:style-name="P3"><text:span text:style-name="T4">@414 = ~I'd like to gain the ability Spirit Armor</text:span><text:span text:style-name="T2">.~</text:span></text:p>
      <text:p text:style-name="P3"><text:span text:style-name="T4">@415 = ~I'd like to gain the ability Polymorph Other</text:span><text:span text:style-name="T2">.~</text:span></text:p>
      <text:p text:style-name="P3"><text:span text:style-name="T4">@416 = ~I'd like to gain the ability Polymorph Self</text:span><text:span text:style-name="T2">.~</text:span></text:p>
      <text:p text:style-name="P3"><text:span text:style-name="T4">@417 = ~I'd like to gain the ability Enchanted Weapon</text:span><text:tab/><text:span text:style-name="T2">.~</text:span></text:p>
      <text:p text:style-name="P3"><text:span text:style-name="T4">@418 = ~I'd like to gain the ability Fire Shield (Red)</text:span><text:span text:style-name="T2">.~</text:span></text:p>
      <text:p text:style-name="P3"><text:span text:style-name="T4">@419 = ~I'd like to gain the ability Secret Word</text:span><text:span text:style-name="T2">.~</text:span></text:p>
      <text:p text:style-name="P3"><text:span text:style-name="T4">@420 = ~I'd like to gain the ability Minor Sequencer</text:span><text:span text:style-name="T2">.~</text:span></text:p>
      <text:p text:style-name="P3"><text:span text:style-name="T4">@421 = ~I'd like to gain the ability Teleport Field</text:span><text:span text:style-name="T2">.~</text:span></text:p>
      <text:p text:style-name="P3"><text:span text:style-name="T4">@423 = ~I'd like to gain the ability Spider Spawn</text:span><text:span text:style-name="T2">.~</text:span></text:p>
      <text:p text:style-name="P3"><text:span text:style-name="T4">@424 = ~I'd like to gain the ability Farsight</text:span><text:span text:style-name="T2">.~</text:span></text:p>
      <text:p text:style-name="P3"><text:span text:style-name="T4">@425 = ~I'd like to gain the ability Wizard Eye</text:span><text:span text:style-name="T2">.~</text:span></text:p>
      <text:p text:style-name="P3"><text:span text:style-name="T4">@501 = ~I'd like to gain the ability Animate Dead</text:span><text:span text:style-name="T2">.~</text:span></text:p>
      <text:p text:style-name="P3"><text:span text:style-name="T4">@502 = ~I'd like to gain the ability Cloudkill</text:span><text:span text:style-name="T2">.~</text:span></text:p>
      <text:p text:style-name="P3"><text:span text:style-name="T4">@503 = ~I'd like to gain the ability </text:span>Cone of Cold<text:span text:style-name="T2">.~</text:span></text:p>
      <text:p text:style-name="P3"><text:span text:style-name="T4">@504 = ~I'd like to gain the ability Cloudkill</text:span><text:span text:style-name="T2">.~</text:span></text:p>
      <text:p text:style-name="P3"><text:span text:style-name="T4">@505 = ~I'd like to gain the ability Shadow Door</text:span><text:span text:style-name="T2">.~</text:span></text:p>
      <text:p text:style-name="P3"><text:span text:style-name="T4">@506 = ~I'd like to gain the ability </text:span>Domination<text:span text:style-name="T2">.~</text:span></text:p>
      <text:p text:style-name="P3"><text:span text:style-name="T4">@507 = ~I'd like to gain the ability Hold Monster</text:span><text:span text:style-name="T2">.~</text:span></text:p>
      <text:p text:style-name="P3"><text:span text:style-name="T4">@508 = ~I'd like to gain the ability </text:span>Chaos<text:span text:style-name="T2">.~</text:span></text:p>
      <text:p text:style-name="P3"><text:span text:style-name="T4">@509 = ~I'd like to gain the ability Feeblemind</text:span><text:span text:style-name="T2">.~</text:span></text:p>
      <text:p text:style-name="P3"><text:span text:style-name="T4">@510 = ~I'd like to gain the ability Spell Immunity</text:span><text:span text:style-name="T2">.~</text:span></text:p>
      <text:p text:style-name="P3"><text:span text:style-name="T4">@511 = ~I'd like to gain the ability Protection From Normal Weapons</text:span><text:span text:style-name="T2">.~</text:span></text:p>
      <text:p text:style-name="P3"><text:span text:style-name="T4">@512 = ~I'd like to gain the ability Protection From Electricity</text:span><text:span text:style-name="T2">.~</text:span></text:p>
      <text:p text:style-name="P3"><text:span text:style-name="T4">@513 = ~I'd like to gain the ability Breach</text:span><text:span text:style-name="T2">.~</text:span></text:p>
      <text:p text:style-name="P3"><text:span text:style-name="T4">@514 = ~I'd like to gain the ability Lower Resistance</text:span><text:span text:style-name="T2">.~</text:span></text:p>
      <text:p text:style-name="P3"><text:span text:style-name="T4">@515 = ~I'd like to gain the ability </text:span>Oracle<text:span text:style-name="T2">.~</text:span></text:p>
      <text:p text:style-name="P3"><text:span text:style-name="T4">@516 = ~I'd like to gain the ability Conjure Lesser Fire Elemental</text:span><text:span text:style-name="T2">.~</text:span></text:p>
      <text:p text:style-name="P3"><text:span text:style-name="T4">@517 = ~I'd like to gain the ability Protection From Acid</text:span><text:span text:style-name="T2">.~</text:span></text:p>
      <text:p text:style-name="P3"><text:span text:style-name="T4">@518 = ~I'd like to gain the ability Phantom Blade</text:span><text:span text:style-name="T2">.~</text:span></text:p>
      <text:p text:style-name="P3"><text:span text:style-name="T4">@519 = ~I'd like to gain the ability Spell Shield</text:span><text:span text:style-name="T2">.~</text:span></text:p>
      <text:p text:style-name="P3"><text:span text:style-name="T4">@520 = ~I'd like to gain the ability Conjure Lesser Air Elemental</text:span><text:span text:style-name="T2">.~</text:span></text:p>
      <text:p text:style-name="P3"><text:span text:style-name="T4">@521 = ~I'd like to gain the ability Conjure Lesser Earth Elemental</text:span><text:span text:style-name="T2">.~</text:span></text:p>
      <text:p text:style-name="P3"><text:span text:style-name="T4">@522 = ~I'd like to gain the ability Minor Spell Turning~</text:span></text:p>
      <text:p text:style-name="P3"><text:span text:style-name="T4">@523 = ~I'd like to gain the ability Sunfire</text:span><text:span text:style-name="T2">.~</text:span></text:p>
      <text:p text:style-name="P3"><text:span text:style-name="T4">@601 = ~I'd like to gain the ability Invisible Stalker</text:span><text:span text:style-name="T2">.~</text:span></text:p>
      <text:p text:style-name="P3"><text:span text:style-name="T4">@602 = ~I'd like to gain the ability Globe of Invulnerability</text:span><text:span text:style-name="T2">.~</text:span></text:p>
      <text:p text:style-name="P3"><text:span text:style-name="T4">@603 = ~I'd like to gain the ability Tenser's Transformation</text:span><text:span text:style-name="T2">~</text:span></text:p>
      <text:p text:style-name="P3"><text:span text:style-name="T4">@604 = ~I'd like to gain the ability Flesh to Stone</text:span><text:span text:style-name="T2">.~</text:span></text:p>
      <text:p text:style-name="P3"><text:span text:style-name="T4">@605 = ~I'd like to gain the ability Death Spell</text:span><text:span text:style-name="T2">.~</text:span></text:p>
      <text:p text:style-name="P3"><text:span text:style-name="T4">@606 = ~I'd like to gain the ability Protection From Magic Energy</text:span><text:span text:style-name="T2">.~</text:span></text:p>
      <text:p text:style-name="P3"><text:span text:style-name="T4">@607 = ~I'd like to gain the ability Mislead</text:span><text:span text:style-name="T2">.~</text:span></text:p>
      <text:p text:style-name="P3"><text:span text:style-name="T4">@608 = ~I'd like to gain the ability Pierce Magic</text:span><text:span text:style-name="T2">.~</text:span></text:p>
      <text:p text:style-name="P3"><text:span text:style-name="T4">@609 = ~I'd like to gain the ability True Sight</text:span><text:span text:style-name="T2">.~</text:span></text:p>
      <text:p text:style-name="P3"><text:soft-page-break/><text:span text:style-name="T4">@611 = ~I'd like to gain the ability Protection From Magical Weapons</text:span><text:span text:style-name="T2">.~</text:span></text:p>
      <text:p text:style-name="P4"><text:span text:style-name="T3">@612 = ~I'd like to gain the ability Power Word, Silence.~</text:span></text:p>
      <text:p text:style-name="P3"><text:span text:style-name="T4">@613 = ~I'd like to gain the ability Improved Haste</text:span><text:span text:style-name="T2">.~</text:span></text:p>
      <text:p text:style-name="P3"><text:span text:style-name="T4">@614 = ~I'd like to gain the ability Death Fog</text:span><text:span text:style-name="T2">.~</text:span></text:p>
      <text:p text:style-name="P3"><text:span text:style-name="T4">@615 = ~I'd like to gain the ability Chain Lightning</text:span><text:span text:style-name="T2">.~</text:span></text:p>
      <text:p text:style-name="P3"><text:span text:style-name="T4">@616 = ~I'd like to gain the ability </text:span>Disintegrate<text:span text:style-name="T2">.~</text:span></text:p>
      <text:p text:style-name="P3"><text:span text:style-name="T4">@617 = ~I'd like to gain the ability </text:span>Contingence<text:span text:style-name="T2">.~</text:span></text:p>
      <text:p text:style-name="P3"><text:span text:style-name="T4">@618 = ~I'd like to gain the ability Spell Deflection</text:span><text:span text:style-name="T2">.~</text:span></text:p>
      <text:p text:style-name="P3"><text:span text:style-name="T4">@619 = ~I'd like to gain the ability Wyvern Call</text:span><text:span text:style-name="T2">.~</text:span></text:p>
      <text:p text:style-name="P3"><text:span text:style-name="T4">@620 = ~I'd like to gain the ability Conjure Fire Elemental</text:span><text:span text:style-name="T2">.~</text:span></text:p>
      <text:p text:style-name="P3"><text:span text:style-name="T4">@621 = ~I'd like to gain the ability Conjure Air Elemental</text:span><text:span text:style-name="T2">.~</text:span></text:p>
      <text:p text:style-name="P3"><text:span text:style-name="T4">@622 = ~I'd like to gain the ability Conjure Earth Elemental</text:span><text:span text:style-name="T2">.~</text:span></text:p>
      <text:p text:style-name="P3"><text:span text:style-name="T4">@623 = ~I'd like to gain the ability Carrion Summons</text:span><text:span text:style-name="T2">.~</text:span></text:p>
      <text:p text:style-name="P3"><text:span text:style-name="T4">@624 = ~I'd like to gain the ability Summon Nishruu</text:span><text:span text:style-name="T2">.~</text:span></text:p>
      <text:p text:style-name="P3"><text:span text:style-name="T4">@625 = ~I'd like to gain the ability Stone to Flesh</text:span><text:span text:style-name="T2">.~</text:span></text:p>
      <text:p text:style-name="P3"><text:span text:style-name="T4">@701 = ~I'd like to gain the ability Spell Turning.~</text:span></text:p>
      <text:p text:style-name="P4"><text:span text:style-name="T3">@702 = ~I'd like to gain the ability Protection From The Elements.~</text:span></text:p>
      <text:p text:style-name="P4"><text:span text:style-name="T3">@703 = ~I'd like to gain the ability Project Image.~</text:span></text:p>
      <text:p text:style-name="P4"><text:span text:style-name="T3">@704 = ~I'd like to gain the ability Ruby Ray of Reversal.~</text:span></text:p>
      <text:p text:style-name="P4"><text:span text:style-name="T3">@705 = ~I'd like to gain the ability Khelben's Warding Whip.~</text:span></text:p>
      <text:p text:style-name="P4"><text:span text:style-name="T3">@707 = ~I'd like to gain the ability </text:span>Cacofiend<text:span text:style-name="T3">.~</text:span></text:p>
      <text:p text:style-name="P4"><text:span text:style-name="T3">@708 = ~I'd like to gain the ability </text:span>Mantle<text:span text:style-name="T3">.~</text:span></text:p>
      <text:p text:style-name="P4"><text:span text:style-name="T3">@710 = ~I'd like to gain the ability Spell Sequencer.~</text:span></text:p>
      <text:p text:style-name="P4"><text:span text:style-name="T3">@711 = ~I'd like to gain the ability Sphere of Chaos.~</text:span></text:p>
      <text:p text:style-name="P3"><text:span text:style-name="T4">@712 = ~I'd like to gain the ability Delayed Blast Fireball</text:span><text:span text:style-name="T2">.~</text:span></text:p>
      <text:p text:style-name="P3"><text:span text:style-name="T4">@713 = ~I'd like to gain the ability Finger of Death</text:span><text:span text:style-name="T2">.~</text:span></text:p>
      <text:p text:style-name="P3"><text:span text:style-name="T4">@714 = ~I'd like to gain the ability Prismatic Spray</text:span><text:span text:style-name="T2">.~</text:span></text:p>
      <text:p text:style-name="P3"><text:span text:style-name="T4">@715 = ~I'd like to gain the ability Power Word, Stun</text:span><text:span text:style-name="T2">.~</text:span></text:p>
      <text:p text:style-name="P3"><text:span text:style-name="T4">@716 = ~I'd like to gain the ability Mordenkainen's Sword</text:span><text:span text:style-name="T2">.~</text:span></text:p>
      <text:p text:style-name="P3"><text:span text:style-name="T4">@717 = ~I'd like to gain the ability Summon Efreeti</text:span><text:span text:style-name="T2">.~</text:span></text:p>
      <text:p text:style-name="P3"><text:span text:style-name="T4">@718 = ~I'd like to gain the ability Summon </text:span>Djinni<text:span text:style-name="T2">.~</text:span></text:p>
      <text:p text:style-name="P3"><text:span text:style-name="T4">@719 = ~I'd like to gain the ability Summon </text:span>Hakeashar<text:span text:style-name="T2">.~</text:span></text:p>
      <text:p text:style-name="P3"><text:span text:style-name="T4">@720 = ~I'd like to gain the ability Control Undead</text:span><text:span text:style-name="T2">.~</text:span></text:p>
      <text:p text:style-name="P3"><text:span text:style-name="T4">@721 = ~I'd like to gain the ability Mass Invisibility</text:span><text:span text:style-name="T2">.~</text:span></text:p>
      <text:p text:style-name="P3"><text:span text:style-name="T4">@722 = ~I'd like to gain the ability Limited Wish</text:span><text:span text:style-name="T2">.~</text:span></text:p>
      <text:p text:style-name="P3"><text:span text:style-name="T4">@803 = ~I'd like to gain the ability Protection From Energy</text:span><text:span text:style-name="T2">.~</text:span></text:p>
      <text:p text:style-name="P3"><text:span text:style-name="T4">@804 = ~I'd like to gain the ability </text:span>Simulacre<text:span text:style-name="T2">.~</text:span></text:p>
      <text:p text:style-name="P3"><text:span text:style-name="T4">@805 = ~I'd like to gain the ability Pierce Shield</text:span><text:span text:style-name="T2">.~</text:span></text:p>
      <text:p text:style-name="P3"><text:span text:style-name="T4">@807 = ~I'd like to gain the ability Summon Fiend</text:span><text:span text:style-name="T2">.~</text:span></text:p>
      <text:p text:style-name="P3"><text:span text:style-name="T4">@808 = ~I'd like to gain the ability Improved Mantle</text:span><text:span text:style-name="T2">.~</text:span></text:p>
      <text:p text:style-name="P3"><text:span text:style-name="T4">@809 = ~I'd like to gain the ability Spell Trigger</text:span><text:span text:style-name="T2">.~</text:span></text:p>
      <text:p text:style-name="P3"><text:span text:style-name="T4">@810 = ~I'd like to gain the ability Incendiary Cloud</text:span><text:span text:style-name="T2">.~</text:span></text:p>
      <text:p text:style-name="P3"><text:span text:style-name="T4">@811 = ~I'd like to gain the ability Symbol, Fear</text:span><text:span text:style-name="T2">.~</text:span></text:p>
      <text:p text:style-name="P3"><text:span text:style-name="T4">@812 = ~I'd like to gain the ability Abi-Dalzim's Horrid Wilting</text:span><text:span text:style-name="T2">.~</text:span></text:p>
      <text:p text:style-name="P3"><text:span text:style-name="T4">@813 = ~I'd like to gain the ability Maze</text:span><text:span text:style-name="T2">.~</text:span></text:p>
      <text:p text:style-name="P3"><text:span text:style-name="T4">@815 = ~I'd like to gain the ability Power Word, Blind</text:span><text:span text:style-name="T2">.~</text:span></text:p>
      <text:p text:style-name="P3"><text:span text:style-name="T4">@816 = ~I'd like to gain the ability Symbol, Stun</text:span><text:span text:style-name="T2">.~</text:span></text:p>
      <text:p text:style-name="P3"><text:span text:style-name="T4">@817 = ~I'd like to gain the ability Symbol, Death</text:span><text:span text:style-name="T2">.~</text:span></text:p>
      <text:p text:style-name="P3"><text:span text:style-name="T4">@818 = ~I'd like to gain the ability Bigby's Clenched Fist</text:span><text:span text:style-name="T2">.~</text:span></text:p>
      <text:p text:style-name="P3"><text:span text:style-name="T4">@902 = ~I'd like to gain the ability Spell Trap</text:span><text:span text:style-name="T2">.~</text:span></text:p>
      <text:p text:style-name="P3"><text:span text:style-name="T4">@903 = ~I'd like to gain the ability Spellstrike</text:span><text:span text:style-name="T2">.~</text:span></text:p>
      <text:p text:style-name="P3"><text:span text:style-name="T4">@905 = ~I'd like to gain the ability Gate</text:span><text:span text:style-name="T2">~</text:span></text:p>
      <text:p text:style-name="P3"><text:soft-page-break/><text:span text:style-name="T4">@907 = ~I'd like to gain the ability Absolute Immunity</text:span><text:span text:style-name="T2">.~</text:span></text:p>
      <text:p text:style-name="P3"><text:span text:style-name="T4">@908 = ~I'd like to gain the ability Chain Contingency</text:span><text:span text:style-name="T2">.~</text:span></text:p>
      <text:p text:style-name="P3"><text:span text:style-name="T4">@909 = ~I'd like to gain the ability Time Stop</text:span><text:span text:style-name="T2">.~</text:span></text:p>
      <text:p text:style-name="P3"><text:span text:style-name="T4">@910 = ~I'd like to gain the ability I</text:span>mprisonment<text:span text:style-name="T2">.~</text:span></text:p>
      <text:p text:style-name="P3"><text:span text:style-name="T4">@911 = ~I'd like to gain the ability Meteor Swarm</text:span><text:span text:style-name="T2">.~</text:span></text:p>
      <text:p text:style-name="P3"><text:span text:style-name="T4">@912 = ~I'd like to gain the ability Power Word, Kill</text:span><text:span text:style-name="T2">.~</text:span></text:p>
      <text:p text:style-name="P3"><text:span text:style-name="T4">@913 = ~I'd like to gain the ability Wail of the Banshee</text:span><text:span text:style-name="T2">.~</text:span></text:p>
      <text:p text:style-name="P3"><text:span text:style-name="T4">@914 = ~I'd like to gain the ability Energy Drain</text:span><text:span text:style-name="T2">.~</text:span></text:p>
      <text:p text:style-name="P3"><text:span text:style-name="T4">@915 = ~I'd like to gain the ability Black Blade of Disaster</text:span><text:span text:style-name="T2">.~</text:span></text:p>
      <text:p text:style-name="P3"><text:span text:style-name="T4">@916 = ~I'd like to gain the ability Shapechange</text:span><text:span text:style-name="T2">.~</text:span></text:p>
      <text:p text:style-name="P3"><text:span text:style-name="T4">@917 = ~I'd like to gain the ability Freedom</text:span><text:span text:style-name="T2">.~</text:span></text:p>
      <text:p text:style-name="P3"><text:span text:style-name="T4">@918 = ~I'd like to gain the ability Bigby's Crushing Hand</text:span><text:span text:style-name="T2">.~</text:span></text:p>
      <text:list xml:id="list8957582254491572111" text:style-name="L1">
        <text:list-header>
          <text:p text:style-name="P5"><text:span text:style-name="T4">@919 = ~I'd like to gain the ability Wish</text:span><text:span text:style-name="T2">.~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2H31M37S</meta:editing-duration>
    <meta:editing-cycles>36</meta:editing-cycles>
    <meta:generator>OpenOffice/4.1.14$Win32 OpenOffice.org_project/4114m1$Build-9811</meta:generator>
    <dc:date>2025-04-06T12:59:05.23</dc:date>
    <meta:document-statistic meta:table-count="0" meta:image-count="0" meta:object-count="0" meta:page-count="5" meta:paragraph-count="198" meta:word-count="2112" meta:character-count="11142"/>
    <meta:user-defined meta:name="Info 1"/>
    <meta:user-defined meta:name="Info 2"/>
    <meta:user-defined meta:name="Info 3"/>
    <meta:user-defined meta:name="Info 4"/>
  </office:meta>
</office:document-meta>
</file>